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Dp=1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148.32696199524923">
            <text:p>148.32696199524923</text:p>
          </table:table-cell>
          <table:table-cell office:value-type="float" office:value="2.193660281100277">
            <text:p>2.193660281100277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147.97025440270647">
            <text:p>147.97025440270647</text:p>
          </table:table-cell>
          <table:table-cell office:value-type="float" office:value="1.4167016230325635">
            <text:p>1.4167016230325635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146.26098247642497">
            <text:p>146.26098247642497</text:p>
          </table:table-cell>
          <table:table-cell office:value-type="float" office:value="2.9656303064518403">
            <text:p>2.9656303064518403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146.45964644615185">
            <text:p>146.45964644615185</text:p>
          </table:table-cell>
          <table:table-cell office:value-type="float" office:value="1.42559847659383">
            <text:p>1.42559847659383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142.48912075396768">
            <text:p>142.48912075396768</text:p>
          </table:table-cell>
          <table:table-cell office:value-type="float" office:value="2.0105898847302566">
            <text:p>2.0105898847302566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147.67833963065215">
            <text:p>147.67833963065215</text:p>
          </table:table-cell>
          <table:table-cell office:value-type="float" office:value="2.686647331066937">
            <text:p>2.686647331066937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146.69566840106515">
            <text:p>146.69566840106515</text:p>
          </table:table-cell>
          <table:table-cell office:value-type="float" office:value="2.9171664662197996">
            <text:p>2.9171664662197996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148.0985968877069">
            <text:p>148.0985968877069</text:p>
          </table:table-cell>
          <table:table-cell office:value-type="float" office:value="4.026810117374348">
            <text:p>4.026810117374348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148.79527866829125">
            <text:p>148.79527866829125</text:p>
          </table:table-cell>
          <table:table-cell office:value-type="float" office:value="2.3650575897509407">
            <text:p>2.3650575897509407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139.04560135100718">
            <text:p>139.04560135100718</text:p>
          </table:table-cell>
          <table:table-cell office:value-type="float" office:value="3.4579481060431525">
            <text:p>3.4579481060431525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144.61482370123994">
            <text:p>144.61482370123994</text:p>
          </table:table-cell>
          <table:table-cell office:value-type="float" office:value="2.771398408731767">
            <text:p>2.771398408731767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144.0860241335013">
            <text:p>144.0860241335013</text:p>
          </table:table-cell>
          <table:table-cell office:value-type="float" office:value="2.757793667249278">
            <text:p>2.757793667249278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144.18405146556975">
            <text:p>144.18405146556975</text:p>
          </table:table-cell>
          <table:table-cell office:value-type="float" office:value="2.9884414922597484">
            <text:p>2.9884414922597484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142.00003303047168">
            <text:p>142.00003303047168</text:p>
          </table:table-cell>
          <table:table-cell office:value-type="float" office:value="2.4220913191554274">
            <text:p>2.4220913191554274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145.83951225657276">
            <text:p>145.83951225657276</text:p>
          </table:table-cell>
          <table:table-cell office:value-type="float" office:value="2.6582086442013786">
            <text:p>2.6582086442013786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143.9011911928914">
            <text:p>143.9011911928914</text:p>
          </table:table-cell>
          <table:table-cell office:value-type="float" office:value="2.264185604556432">
            <text:p>2.264185604556432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143.72723649034285">
            <text:p>143.72723649034285</text:p>
          </table:table-cell>
          <table:table-cell office:value-type="float" office:value="3.0260723717029654">
            <text:p>3.0260723717029654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138.50835197257882">
            <text:p>138.50835197257882</text:p>
          </table:table-cell>
          <table:table-cell office:value-type="float" office:value="1.466455460558751">
            <text:p>1.466455460558751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130.6438260555048">
            <text:p>130.6438260555048</text:p>
          </table:table-cell>
          <table:table-cell office:value-type="float" office:value="2.620146988370047">
            <text:p>2.620146988370047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86.67932936915717">
            <text:p>86.67932936915717</text:p>
          </table:table-cell>
          <table:table-cell office:value-type="float" office:value="3.330442252381623">
            <text:p>3.330442252381623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26.22010462038379">
            <text:p>26.22010462038379</text:p>
          </table:table-cell>
          <table:table-cell office:value-type="float" office:value="3.972210172793013">
            <text:p>3.972210172793013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5.1130475660916845">
            <text:p>5.1130475660916845</text:p>
          </table:table-cell>
          <table:table-cell office:value-type="float" office:value="2.6061573392181128">
            <text:p>2.6061573392181128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1.3625734888354804">
            <text:p>1.3625734888354804</text:p>
          </table:table-cell>
          <table:table-cell office:value-type="float" office:value="0.0197903099260075">
            <text:p>0.0197903099260075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1.3767756613697115">
            <text:p>1.3767756613697115</text:p>
          </table:table-cell>
          <table:table-cell office:value-type="float" office:value="0.012907748362014089">
            <text:p>0.012907748362014089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1.3703890146163211">
            <text:p>1.3703890146163211</text:p>
          </table:table-cell>
          <table:table-cell office:value-type="float" office:value="0.015202823396069756">
            <text:p>0.015202823396069756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1.3532064232984093">
            <text:p>1.3532064232984093</text:p>
          </table:table-cell>
          <table:table-cell office:value-type="float" office:value="0.020244261765652204">
            <text:p>0.020244261765652204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1.3633559399292694">
            <text:p>1.3633559399292694</text:p>
          </table:table-cell>
          <table:table-cell office:value-type="float" office:value="0.018874631709663112">
            <text:p>0.018874631709663112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1.3544342073149498">
            <text:p>1.3544342073149498</text:p>
          </table:table-cell>
          <table:table-cell office:value-type="float" office:value="0.01669330681282368">
            <text:p>0.01669330681282368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1.343761521822175">
            <text:p>1.343761521822175</text:p>
          </table:table-cell>
          <table:table-cell office:value-type="float" office:value="0.021520045317363925">
            <text:p>0.021520045317363925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1.3625407902417297">
            <text:p>1.3625407902417297</text:p>
          </table:table-cell>
          <table:table-cell office:value-type="float" office:value="0.01704677378222861">
            <text:p>0.01704677378222861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.3248177765945757">
            <text:p>1.3248177765945757</text:p>
          </table:table-cell>
          <table:table-cell office:value-type="float" office:value="0.011673951549424865">
            <text:p>0.011673951549424865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1.3497193862644294">
            <text:p>1.3497193862644294</text:p>
          </table:table-cell>
          <table:table-cell office:value-type="float" office:value="0.019943287820917317">
            <text:p>0.019943287820917317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1.3804322678383054">
            <text:p>1.3804322678383054</text:p>
          </table:table-cell>
          <table:table-cell office:value-type="float" office:value="0.01777557263585503">
            <text:p>0.01777557263585503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1.346736255500766">
            <text:p>1.346736255500766</text:p>
          </table:table-cell>
          <table:table-cell office:value-type="float" office:value="0.016620766628177304">
            <text:p>0.016620766628177304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1.337812568856874">
            <text:p>1.337812568856874</text:p>
          </table:table-cell>
          <table:table-cell office:value-type="float" office:value="0.012964812671963411">
            <text:p>0.012964812671963411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1.3695166816854087">
            <text:p>1.3695166816854087</text:p>
          </table:table-cell>
          <table:table-cell office:value-type="float" office:value="0.017246573010269686">
            <text:p>0.017246573010269686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.331479958563846">
            <text:p>1.331479958563846</text:p>
          </table:table-cell>
          <table:table-cell office:value-type="float" office:value="0.0172231881253774">
            <text:p>0.0172231881253774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.3556269221384771">
            <text:p>1.3556269221384771</text:p>
          </table:table-cell>
          <table:table-cell office:value-type="float" office:value="0.017283816172488836">
            <text:p>0.017283816172488836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.3384322813474676">
            <text:p>1.3384322813474676</text:p>
          </table:table-cell>
          <table:table-cell office:value-type="float" office:value="0.014820709928313506">
            <text:p>0.014820709928313506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.3523561228676753">
            <text:p>1.3523561228676753</text:p>
          </table:table-cell>
          <table:table-cell office:value-type="float" office:value="0.02792295676859889">
            <text:p>0.02792295676859889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.3650009269871364">
            <text:p>1.3650009269871364</text:p>
          </table:table-cell>
          <table:table-cell office:value-type="float" office:value="0.01903686507297095">
            <text:p>0.01903686507297095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1.3162629906011916">
            <text:p>1.3162629906011916</text:p>
          </table:table-cell>
          <table:table-cell office:value-type="float" office:value="0.020356577134259417">
            <text:p>0.020356577134259417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1.2988726057580866">
            <text:p>1.2988726057580866</text:p>
          </table:table-cell>
          <table:table-cell office:value-type="float" office:value="0.01896140545423261">
            <text:p>0.01896140545423261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0.6955336083656392">
            <text:p>0.6955336083656392</text:p>
          </table:table-cell>
          <table:table-cell office:value-type="float" office:value="0.011622209169773627">
            <text:p>0.011622209169773627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0.8783938248925354">
            <text:p>0.8783938248925354</text:p>
          </table:table-cell>
          <table:table-cell office:value-type="float" office:value="0.010057261559367937">
            <text:p>0.010057261559367937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.3090476349206444">
            <text:p>1.3090476349206444</text:p>
          </table:table-cell>
          <table:table-cell office:value-type="float" office:value="0.007774413223067787">
            <text:p>0.007774413223067787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2.014187382918787">
            <text:p>2.014187382918787</text:p>
          </table:table-cell>
          <table:table-cell office:value-type="float" office:value="0.010836268785716184">
            <text:p>0.010836268785716184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3.047116726665897">
            <text:p>3.047116726665897</text:p>
          </table:table-cell>
          <table:table-cell office:value-type="float" office:value="0.019615130421040478">
            <text:p>0.019615130421040478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4.855323715581053">
            <text:p>4.855323715581053</text:p>
          </table:table-cell>
          <table:table-cell office:value-type="float" office:value="0.022785050937919864">
            <text:p>0.022785050937919864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7.879621861249612">
            <text:p>7.879621861249612</text:p>
          </table:table-cell>
          <table:table-cell office:value-type="float" office:value="0.047343477454309855">
            <text:p>0.047343477454309855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5.160792069709363">
            <text:p>15.160792069709363</text:p>
          </table:table-cell>
          <table:table-cell office:value-type="float" office:value="0.15932224474586426">
            <text:p>0.15932224474586426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626.4673443340298">
            <text:p>626.4673443340298</text:p>
          </table:table-cell>
          <table:table-cell office:value-type="float" office:value="2.579217863103601">
            <text:p>2.579217863103601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773.5695617406193">
            <text:p>773.5695617406193</text:p>
          </table:table-cell>
          <table:table-cell office:value-type="float" office:value="3.7956897839831125">
            <text:p>3.7956897839831125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902.9212582726074">
            <text:p>902.9212582726074</text:p>
          </table:table-cell>
          <table:table-cell office:value-type="float" office:value="2.3272100466613366">
            <text:p>2.3272100466613366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040.7840663804482">
            <text:p>1040.7840663804482</text:p>
          </table:table-cell>
          <table:table-cell office:value-type="float" office:value="2.723603996725899">
            <text:p>2.723603996725899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189.9464693772848">
            <text:p>1189.9464693772848</text:p>
          </table:table-cell>
          <table:table-cell office:value-type="float" office:value="2.2563494738912886">
            <text:p>2.2563494738912886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367.0374349958076">
            <text:p>1367.0374349958076</text:p>
          </table:table-cell>
          <table:table-cell office:value-type="float" office:value="2.986326619090022">
            <text:p>2.986326619090022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552.2702673657543">
            <text:p>1552.2702673657543</text:p>
          </table:table-cell>
          <table:table-cell office:value-type="float" office:value="3.1085733106548536">
            <text:p>3.1085733106548536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1759.6548510573825">
            <text:p>1759.6548510573825</text:p>
          </table:table-cell>
          <table:table-cell office:value-type="float" office:value="2.3734913388479066">
            <text:p>2.3734913388479066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1990.602912538515">
            <text:p>1990.602912538515</text:p>
          </table:table-cell>
          <table:table-cell office:value-type="float" office:value="2.366164105833571">
            <text:p>2.366164105833571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2248.04574842515">
            <text:p>2248.04574842515</text:p>
          </table:table-cell>
          <table:table-cell office:value-type="float" office:value="2.9031972338336858">
            <text:p>2.9031972338336858</text:p>
          </table:table-cell>
        </table:table-row>
      </table:table>
      <table:table table:name="Dp=2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201.07882452556441">
            <text:p>201.07882452556441</text:p>
          </table:table-cell>
          <table:table-cell office:value-type="float" office:value="2.289195667023608">
            <text:p>2.289195667023608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204.96885952933636">
            <text:p>204.96885952933636</text:p>
          </table:table-cell>
          <table:table-cell office:value-type="float" office:value="4.42205303555287">
            <text:p>4.42205303555287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209.09187881482916">
            <text:p>209.09187881482916</text:p>
          </table:table-cell>
          <table:table-cell office:value-type="float" office:value="3.7548006854159093">
            <text:p>3.7548006854159093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207.3860526805388">
            <text:p>207.3860526805388</text:p>
          </table:table-cell>
          <table:table-cell office:value-type="float" office:value="5.1906728399738915">
            <text:p>5.1906728399738915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207.85910919811664">
            <text:p>207.85910919811664</text:p>
          </table:table-cell>
          <table:table-cell office:value-type="float" office:value="3.6277888080975855">
            <text:p>3.6277888080975855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209.67929628646175">
            <text:p>209.67929628646175</text:p>
          </table:table-cell>
          <table:table-cell office:value-type="float" office:value="3.443018249769103">
            <text:p>3.443018249769103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205.09135485122778">
            <text:p>205.09135485122778</text:p>
          </table:table-cell>
          <table:table-cell office:value-type="float" office:value="5.136657247317379">
            <text:p>5.136657247317379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203.50797618055566">
            <text:p>203.50797618055566</text:p>
          </table:table-cell>
          <table:table-cell office:value-type="float" office:value="2.5280803014317423">
            <text:p>2.5280803014317423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206.3136682343639">
            <text:p>206.3136682343639</text:p>
          </table:table-cell>
          <table:table-cell office:value-type="float" office:value="3.370844049934734">
            <text:p>3.370844049934734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205.51133728761948">
            <text:p>205.51133728761948</text:p>
          </table:table-cell>
          <table:table-cell office:value-type="float" office:value="3.558657278842207">
            <text:p>3.558657278842207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205.730872330474">
            <text:p>205.730872330474</text:p>
          </table:table-cell>
          <table:table-cell office:value-type="float" office:value="3.7495666378071686">
            <text:p>3.7495666378071686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212.55465777527712">
            <text:p>212.55465777527712</text:p>
          </table:table-cell>
          <table:table-cell office:value-type="float" office:value="3.067430177324296">
            <text:p>3.067430177324296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205.5026877231523">
            <text:p>205.5026877231523</text:p>
          </table:table-cell>
          <table:table-cell office:value-type="float" office:value="3.422758477546521">
            <text:p>3.422758477546521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206.502575306855">
            <text:p>206.502575306855</text:p>
          </table:table-cell>
          <table:table-cell office:value-type="float" office:value="3.6001287791269525">
            <text:p>3.6001287791269525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206.4123016983771">
            <text:p>206.4123016983771</text:p>
          </table:table-cell>
          <table:table-cell office:value-type="float" office:value="3.359067773755569">
            <text:p>3.359067773755569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212.96691994090202">
            <text:p>212.96691994090202</text:p>
          </table:table-cell>
          <table:table-cell office:value-type="float" office:value="3.88992750125862">
            <text:p>3.88992750125862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205.1727799207212">
            <text:p>205.1727799207212</text:p>
          </table:table-cell>
          <table:table-cell office:value-type="float" office:value="2.9625587477213715">
            <text:p>2.9625587477213715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198.40313227668446">
            <text:p>198.40313227668446</text:p>
          </table:table-cell>
          <table:table-cell office:value-type="float" office:value="5.138618673020682">
            <text:p>5.138618673020682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205.44762743520636">
            <text:p>205.44762743520636</text:p>
          </table:table-cell>
          <table:table-cell office:value-type="float" office:value="3.6120150864801497">
            <text:p>3.6120150864801497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209.76231526261108">
            <text:p>209.76231526261108</text:p>
          </table:table-cell>
          <table:table-cell office:value-type="float" office:value="4.860618187351993">
            <text:p>4.860618187351993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201.12724146920132">
            <text:p>201.12724146920132</text:p>
          </table:table-cell>
          <table:table-cell office:value-type="float" office:value="3.0515784401881234">
            <text:p>3.0515784401881234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192.11932604142618">
            <text:p>192.11932604142618</text:p>
          </table:table-cell>
          <table:table-cell office:value-type="float" office:value="2.88657141556844">
            <text:p>2.88657141556844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142.0482490718672">
            <text:p>142.0482490718672</text:p>
          </table:table-cell>
          <table:table-cell office:value-type="float" office:value="3.7949814993827973">
            <text:p>3.7949814993827973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54.11823315234128">
            <text:p>54.11823315234128</text:p>
          </table:table-cell>
          <table:table-cell office:value-type="float" office:value="6.1921943813971625">
            <text:p>6.1921943813971625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1.3670949426821182">
            <text:p>1.3670949426821182</text:p>
          </table:table-cell>
          <table:table-cell office:value-type="float" office:value="0.023638418571319583">
            <text:p>0.023638418571319583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1.3426174967561777">
            <text:p>1.3426174967561777</text:p>
          </table:table-cell>
          <table:table-cell office:value-type="float" office:value="0.01505765281316173">
            <text:p>0.01505765281316173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1.394939931529548">
            <text:p>1.394939931529548</text:p>
          </table:table-cell>
          <table:table-cell office:value-type="float" office:value="0.02454189484747211">
            <text:p>0.02454189484747211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1.393821763098317">
            <text:p>1.393821763098317</text:p>
          </table:table-cell>
          <table:table-cell office:value-type="float" office:value="0.022457775479772842">
            <text:p>0.022457775479772842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1.3527996468600716">
            <text:p>1.3527996468600716</text:p>
          </table:table-cell>
          <table:table-cell office:value-type="float" office:value="0.014786834667162288">
            <text:p>0.014786834667162288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1.3385880047473997">
            <text:p>1.3385880047473997</text:p>
          </table:table-cell>
          <table:table-cell office:value-type="float" office:value="0.015016522701401932">
            <text:p>0.015016522701401932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.3660590629924618">
            <text:p>1.3660590629924618</text:p>
          </table:table-cell>
          <table:table-cell office:value-type="float" office:value="0.0232868297974945">
            <text:p>0.0232868297974945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1.3685091010821">
            <text:p>1.3685091010821</text:p>
          </table:table-cell>
          <table:table-cell office:value-type="float" office:value="0.013949624110675796">
            <text:p>0.013949624110675796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1.3536013439671157">
            <text:p>1.3536013439671157</text:p>
          </table:table-cell>
          <table:table-cell office:value-type="float" office:value="0.015431293221597288">
            <text:p>0.015431293221597288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1.3505126537200425">
            <text:p>1.3505126537200425</text:p>
          </table:table-cell>
          <table:table-cell office:value-type="float" office:value="0.02557856359890439">
            <text:p>0.02557856359890439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1.334519106593579">
            <text:p>1.334519106593579</text:p>
          </table:table-cell>
          <table:table-cell office:value-type="float" office:value="0.013970561671184337">
            <text:p>0.013970561671184337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1.3500070368007482">
            <text:p>1.3500070368007482</text:p>
          </table:table-cell>
          <table:table-cell office:value-type="float" office:value="0.025787344200991106">
            <text:p>0.025787344200991106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.3856482153097838">
            <text:p>1.3856482153097838</text:p>
          </table:table-cell>
          <table:table-cell office:value-type="float" office:value="0.0131113786410083">
            <text:p>0.0131113786410083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.3620837050594634">
            <text:p>1.3620837050594634</text:p>
          </table:table-cell>
          <table:table-cell office:value-type="float" office:value="0.014222878640824487">
            <text:p>0.014222878640824487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.3854914047723144">
            <text:p>1.3854914047723144</text:p>
          </table:table-cell>
          <table:table-cell office:value-type="float" office:value="0.016259408264615027">
            <text:p>0.016259408264615027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.3779382910686084">
            <text:p>1.3779382910686084</text:p>
          </table:table-cell>
          <table:table-cell office:value-type="float" office:value="0.018408789407125224">
            <text:p>0.018408789407125224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.3400087628081367">
            <text:p>1.3400087628081367</text:p>
          </table:table-cell>
          <table:table-cell office:value-type="float" office:value="0.02257834192664061">
            <text:p>0.02257834192664061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1.3479833121694533">
            <text:p>1.3479833121694533</text:p>
          </table:table-cell>
          <table:table-cell office:value-type="float" office:value="0.0188828567714799">
            <text:p>0.0188828567714799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1.314808821040182">
            <text:p>1.314808821040182</text:p>
          </table:table-cell>
          <table:table-cell office:value-type="float" office:value="0.015058640874654828">
            <text:p>0.015058640874654828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1.0002848375743953">
            <text:p>1.0002848375743953</text:p>
          </table:table-cell>
          <table:table-cell office:value-type="float" office:value="0.019091351848896983">
            <text:p>0.019091351848896983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.0476167454984722">
            <text:p>1.0476167454984722</text:p>
          </table:table-cell>
          <table:table-cell office:value-type="float" office:value="0.017130236332252153">
            <text:p>0.017130236332252153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.4872461199972873">
            <text:p>1.4872461199972873</text:p>
          </table:table-cell>
          <table:table-cell office:value-type="float" office:value="0.014618900828928737">
            <text:p>0.014618900828928737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2.1163188731841496">
            <text:p>2.1163188731841496</text:p>
          </table:table-cell>
          <table:table-cell office:value-type="float" office:value="0.01728121332087022">
            <text:p>0.01728121332087022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3.1444609986190786">
            <text:p>3.1444609986190786</text:p>
          </table:table-cell>
          <table:table-cell office:value-type="float" office:value="0.0372708050229161">
            <text:p>0.0372708050229161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5.067008985919099">
            <text:p>5.067008985919099</text:p>
          </table:table-cell>
          <table:table-cell office:value-type="float" office:value="0.020487314815388825">
            <text:p>0.020487314815388825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8.395558989325322">
            <text:p>8.395558989325322</text:p>
          </table:table-cell>
          <table:table-cell office:value-type="float" office:value="0.0838735932213644">
            <text:p>0.0838735932213644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63.13284699830674">
            <text:p>63.13284699830674</text:p>
          </table:table-cell>
          <table:table-cell office:value-type="float" office:value="11.012267121656203">
            <text:p>11.012267121656203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640.6562497330734">
            <text:p>640.6562497330734</text:p>
          </table:table-cell>
          <table:table-cell office:value-type="float" office:value="3.6481300834802495">
            <text:p>3.6481300834802495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769.9775826468829">
            <text:p>769.9775826468829</text:p>
          </table:table-cell>
          <table:table-cell office:value-type="float" office:value="3.2102374654768218">
            <text:p>3.2102374654768218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903.15592992295">
            <text:p>903.15592992295</text:p>
          </table:table-cell>
          <table:table-cell office:value-type="float" office:value="4.583802945774167">
            <text:p>4.583802945774167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038.6978013967569">
            <text:p>1038.6978013967569</text:p>
          </table:table-cell>
          <table:table-cell office:value-type="float" office:value="3.5715912038007738">
            <text:p>3.5715912038007738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193.9715154720736">
            <text:p>1193.9715154720736</text:p>
          </table:table-cell>
          <table:table-cell office:value-type="float" office:value="3.5684892745023635">
            <text:p>3.5684892745023635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364.2094962441827">
            <text:p>1364.2094962441827</text:p>
          </table:table-cell>
          <table:table-cell office:value-type="float" office:value="2.2543379711473">
            <text:p>2.2543379711473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549.0005229003375">
            <text:p>1549.0005229003375</text:p>
          </table:table-cell>
          <table:table-cell office:value-type="float" office:value="3.557777934497872">
            <text:p>3.557777934497872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1762.0010654573694">
            <text:p>1762.0010654573694</text:p>
          </table:table-cell>
          <table:table-cell office:value-type="float" office:value="5.433510499109355">
            <text:p>5.433510499109355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1997.0143671177698">
            <text:p>1997.0143671177698</text:p>
          </table:table-cell>
          <table:table-cell office:value-type="float" office:value="3.223033857402004">
            <text:p>3.223033857402004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2253.9170468397715">
            <text:p>2253.9170468397715</text:p>
          </table:table-cell>
          <table:table-cell office:value-type="float" office:value="3.255183303975603">
            <text:p>3.255183303975603</text:p>
          </table:table-cell>
        </table:table-row>
      </table:table>
      <table:table table:name="Dp=5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331.97922538883324">
            <text:p>331.97922538883324</text:p>
          </table:table-cell>
          <table:table-cell office:value-type="float" office:value="6.5936604420900204">
            <text:p>6.5936604420900204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330.11211045273757">
            <text:p>330.11211045273757</text:p>
          </table:table-cell>
          <table:table-cell office:value-type="float" office:value="4.90857488301582">
            <text:p>4.90857488301582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339.38976088981485">
            <text:p>339.38976088981485</text:p>
          </table:table-cell>
          <table:table-cell office:value-type="float" office:value="4.240217174132877">
            <text:p>4.240217174132877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323.5421313804814">
            <text:p>323.5421313804814</text:p>
          </table:table-cell>
          <table:table-cell office:value-type="float" office:value="6.37668328779251">
            <text:p>6.37668328779251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315.36948761617015">
            <text:p>315.36948761617015</text:p>
          </table:table-cell>
          <table:table-cell office:value-type="float" office:value="4.054271337659829">
            <text:p>4.054271337659829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323.4478468337777">
            <text:p>323.4478468337777</text:p>
          </table:table-cell>
          <table:table-cell office:value-type="float" office:value="6.268749960390776">
            <text:p>6.268749960390776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334.97071681064085">
            <text:p>334.97071681064085</text:p>
          </table:table-cell>
          <table:table-cell office:value-type="float" office:value="7.3351679929672216">
            <text:p>7.3351679929672216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333.8237217698929">
            <text:p>333.8237217698929</text:p>
          </table:table-cell>
          <table:table-cell office:value-type="float" office:value="4.018331628606055">
            <text:p>4.018331628606055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328.57644332958034">
            <text:p>328.57644332958034</text:p>
          </table:table-cell>
          <table:table-cell office:value-type="float" office:value="4.345531926052643">
            <text:p>4.345531926052643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335.57931885726805">
            <text:p>335.57931885726805</text:p>
          </table:table-cell>
          <table:table-cell office:value-type="float" office:value="9.885501815464744">
            <text:p>9.885501815464744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329.5900786088037">
            <text:p>329.5900786088037</text:p>
          </table:table-cell>
          <table:table-cell office:value-type="float" office:value="5.611989150644961">
            <text:p>5.611989150644961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320.25504737774133">
            <text:p>320.25504737774133</text:p>
          </table:table-cell>
          <table:table-cell office:value-type="float" office:value="8.069216766897647">
            <text:p>8.069216766897647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329.3900556845191">
            <text:p>329.3900556845191</text:p>
          </table:table-cell>
          <table:table-cell office:value-type="float" office:value="4.420826923016733">
            <text:p>4.420826923016733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327.1585311915257">
            <text:p>327.1585311915257</text:p>
          </table:table-cell>
          <table:table-cell office:value-type="float" office:value="8.896258305874065">
            <text:p>8.896258305874065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328.318832285271">
            <text:p>328.318832285271</text:p>
          </table:table-cell>
          <table:table-cell office:value-type="float" office:value="4.533629387834229">
            <text:p>4.533629387834229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325.08688710437883">
            <text:p>325.08688710437883</text:p>
          </table:table-cell>
          <table:table-cell office:value-type="float" office:value="4.645281964708905">
            <text:p>4.645281964708905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323.83803077081546">
            <text:p>323.83803077081546</text:p>
          </table:table-cell>
          <table:table-cell office:value-type="float" office:value="4.526463000822867">
            <text:p>4.526463000822867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327.3971223987302">
            <text:p>327.3971223987302</text:p>
          </table:table-cell>
          <table:table-cell office:value-type="float" office:value="7.253151975604185">
            <text:p>7.253151975604185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313.8494057704951">
            <text:p>313.8494057704951</text:p>
          </table:table-cell>
          <table:table-cell office:value-type="float" office:value="5.521047705595212">
            <text:p>5.521047705595212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334.21239305293767">
            <text:p>334.21239305293767</text:p>
          </table:table-cell>
          <table:table-cell office:value-type="float" office:value="4.308238513833396">
            <text:p>4.308238513833396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322.453123155792">
            <text:p>322.453123155792</text:p>
          </table:table-cell>
          <table:table-cell office:value-type="float" office:value="5.391850478841281">
            <text:p>5.391850478841281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326.60486325971567">
            <text:p>326.60486325971567</text:p>
          </table:table-cell>
          <table:table-cell office:value-type="float" office:value="5.603789046533363">
            <text:p>5.603789046533363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328.6626747668057">
            <text:p>328.6626747668057</text:p>
          </table:table-cell>
          <table:table-cell office:value-type="float" office:value="8.0708452202899">
            <text:p>8.0708452202899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319.68796374843095">
            <text:p>319.68796374843095</text:p>
          </table:table-cell>
          <table:table-cell office:value-type="float" office:value="5.885763316699808">
            <text:p>5.885763316699808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316.9747230921422">
            <text:p>316.9747230921422</text:p>
          </table:table-cell>
          <table:table-cell office:value-type="float" office:value="4.4585310493205395">
            <text:p>4.4585310493205395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331.293380436946">
            <text:p>331.293380436946</text:p>
          </table:table-cell>
          <table:table-cell office:value-type="float" office:value="6.537047572285912">
            <text:p>6.537047572285912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297.5460891294228">
            <text:p>297.5460891294228</text:p>
          </table:table-cell>
          <table:table-cell office:value-type="float" office:value="7.401537407417129">
            <text:p>7.401537407417129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184.04863026980834">
            <text:p>184.04863026980834</text:p>
          </table:table-cell>
          <table:table-cell office:value-type="float" office:value="5.673473172067155">
            <text:p>5.673473172067155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48.344714382286234">
            <text:p>48.344714382286234</text:p>
          </table:table-cell>
          <table:table-cell office:value-type="float" office:value="9.382324896090454">
            <text:p>9.382324896090454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5.159723630399126">
            <text:p>5.159723630399126</text:p>
          </table:table-cell>
          <table:table-cell office:value-type="float" office:value="3.760017197092482">
            <text:p>3.760017197092482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.370774603482778">
            <text:p>1.370774603482778</text:p>
          </table:table-cell>
          <table:table-cell office:value-type="float" office:value="0.023192040460834236">
            <text:p>0.023192040460834236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1.3960275965001416">
            <text:p>1.3960275965001416</text:p>
          </table:table-cell>
          <table:table-cell office:value-type="float" office:value="0.014867815912371704">
            <text:p>0.014867815912371704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1.360525590232306">
            <text:p>1.360525590232306</text:p>
          </table:table-cell>
          <table:table-cell office:value-type="float" office:value="0.01817211669024783">
            <text:p>0.01817211669024783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1.3367497051802784">
            <text:p>1.3367497051802784</text:p>
          </table:table-cell>
          <table:table-cell office:value-type="float" office:value="0.02254379880351216">
            <text:p>0.02254379880351216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1.342983159329087">
            <text:p>1.342983159329087</text:p>
          </table:table-cell>
          <table:table-cell office:value-type="float" office:value="0.010887356165469401">
            <text:p>0.010887356165469401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1.365295915534723">
            <text:p>1.365295915534723</text:p>
          </table:table-cell>
          <table:table-cell office:value-type="float" office:value="0.02254956852063686">
            <text:p>0.02254956852063686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.376635500317175">
            <text:p>1.376635500317175</text:p>
          </table:table-cell>
          <table:table-cell office:value-type="float" office:value="0.010180277700213068">
            <text:p>0.010180277700213068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.3677263770813444">
            <text:p>1.3677263770813444</text:p>
          </table:table-cell>
          <table:table-cell office:value-type="float" office:value="0.014525444785465493">
            <text:p>0.014525444785465493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.3782697590607889">
            <text:p>1.3782697590607889</text:p>
          </table:table-cell>
          <table:table-cell office:value-type="float" office:value="0.013870897209284938">
            <text:p>0.013870897209284938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.3682524135367677">
            <text:p>1.3682524135367677</text:p>
          </table:table-cell>
          <table:table-cell office:value-type="float" office:value="0.02300382676090188">
            <text:p>0.0230038267609018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.3711005400322869">
            <text:p>1.3711005400322869</text:p>
          </table:table-cell>
          <table:table-cell office:value-type="float" office:value="0.012351977723657148">
            <text:p>0.012351977723657148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1.3643232399203644">
            <text:p>1.3643232399203644</text:p>
          </table:table-cell>
          <table:table-cell office:value-type="float" office:value="0.030571466859002888">
            <text:p>0.030571466859002888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1.4083920300514996">
            <text:p>1.4083920300514996</text:p>
          </table:table-cell>
          <table:table-cell office:value-type="float" office:value="0.01733452767493049">
            <text:p>0.01733452767493049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1.3785698932314254">
            <text:p>1.3785698932314254</text:p>
          </table:table-cell>
          <table:table-cell office:value-type="float" office:value="0.021707215175032366">
            <text:p>0.021707215175032366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.4208087301447299">
            <text:p>1.4208087301447299</text:p>
          </table:table-cell>
          <table:table-cell office:value-type="float" office:value="0.024465446210523635">
            <text:p>0.024465446210523635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.8017858513885106">
            <text:p>1.8017858513885106</text:p>
          </table:table-cell>
          <table:table-cell office:value-type="float" office:value="0.020450980243226793">
            <text:p>0.020450980243226793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2.4372118216966747">
            <text:p>2.4372118216966747</text:p>
          </table:table-cell>
          <table:table-cell office:value-type="float" office:value="0.0379867444453042">
            <text:p>0.0379867444453042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3.4716283285292895">
            <text:p>3.4716283285292895</text:p>
          </table:table-cell>
          <table:table-cell office:value-type="float" office:value="0.06308893947166042">
            <text:p>0.06308893947166042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5.079850531014012">
            <text:p>5.079850531014012</text:p>
          </table:table-cell>
          <table:table-cell office:value-type="float" office:value="0.12112914621118953">
            <text:p>0.12112914621118953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38.63089734336172">
            <text:p>38.63089734336172</text:p>
          </table:table-cell>
          <table:table-cell office:value-type="float" office:value="4.732778577944447">
            <text:p>4.732778577944447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369.69097856701717">
            <text:p>369.69097856701717</text:p>
          </table:table-cell>
          <table:table-cell office:value-type="float" office:value="10.117799030867792">
            <text:p>10.117799030867792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657.154571136864">
            <text:p>657.154571136864</text:p>
          </table:table-cell>
          <table:table-cell office:value-type="float" office:value="7.619056181884618">
            <text:p>7.619056181884618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781.4454296922979">
            <text:p>781.4454296922979</text:p>
          </table:table-cell>
          <table:table-cell office:value-type="float" office:value="7.310406684385018">
            <text:p>7.310406684385018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912.2329657380449">
            <text:p>912.2329657380449</text:p>
          </table:table-cell>
          <table:table-cell office:value-type="float" office:value="5.018844718447336">
            <text:p>5.018844718447336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055.9048523271053">
            <text:p>1055.9048523271053</text:p>
          </table:table-cell>
          <table:table-cell office:value-type="float" office:value="6.176892711046458">
            <text:p>6.176892711046458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213.1987139046644">
            <text:p>1213.1987139046644</text:p>
          </table:table-cell>
          <table:table-cell office:value-type="float" office:value="7.347551217685418">
            <text:p>7.347551217685418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374.195244269497">
            <text:p>1374.195244269497</text:p>
          </table:table-cell>
          <table:table-cell office:value-type="float" office:value="8.91852645463347">
            <text:p>8.91852645463347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560.154610479911">
            <text:p>1560.154610479911</text:p>
          </table:table-cell>
          <table:table-cell office:value-type="float" office:value="5.336138827502155">
            <text:p>5.336138827502155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1763.9874110408418">
            <text:p>1763.9874110408418</text:p>
          </table:table-cell>
          <table:table-cell office:value-type="float" office:value="6.86888062551731">
            <text:p>6.86888062551731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1994.9372178846545">
            <text:p>1994.9372178846545</text:p>
          </table:table-cell>
          <table:table-cell office:value-type="float" office:value="4.741175412560119">
            <text:p>4.741175412560119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2249.6783579438675">
            <text:p>2249.6783579438675</text:p>
          </table:table-cell>
          <table:table-cell office:value-type="float" office:value="6.344409603770776">
            <text:p>6.344409603770776</text:p>
          </table:table-cell>
        </table:table-row>
      </table:table>
      <table:table table:name="Dp=10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466.02424343747043">
            <text:p>466.02424343747043</text:p>
          </table:table-cell>
          <table:table-cell office:value-type="float" office:value="5.036975335051823">
            <text:p>5.036975335051823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462.5476688595867">
            <text:p>462.5476688595867</text:p>
          </table:table-cell>
          <table:table-cell office:value-type="float" office:value="8.67331746451336">
            <text:p>8.67331746451336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455.4476665030432">
            <text:p>455.4476665030432</text:p>
          </table:table-cell>
          <table:table-cell office:value-type="float" office:value="9.607249791073638">
            <text:p>9.607249791073638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468.91404629676924">
            <text:p>468.91404629676924</text:p>
          </table:table-cell>
          <table:table-cell office:value-type="float" office:value="6.8585796779682076">
            <text:p>6.8585796779682076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455.8136034039371">
            <text:p>455.8136034039371</text:p>
          </table:table-cell>
          <table:table-cell office:value-type="float" office:value="5.625360056805964">
            <text:p>5.625360056805964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464.51870493893676">
            <text:p>464.51870493893676</text:p>
          </table:table-cell>
          <table:table-cell office:value-type="float" office:value="7.3651426542189515">
            <text:p>7.3651426542189515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461.9422116432171">
            <text:p>461.9422116432171</text:p>
          </table:table-cell>
          <table:table-cell office:value-type="float" office:value="9.118538882550228">
            <text:p>9.118538882550228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458.29730527285545">
            <text:p>458.29730527285545</text:p>
          </table:table-cell>
          <table:table-cell office:value-type="float" office:value="7.6080689157346635">
            <text:p>7.6080689157346635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459.34767079802333">
            <text:p>459.34767079802333</text:p>
          </table:table-cell>
          <table:table-cell office:value-type="float" office:value="4.662560848942066">
            <text:p>4.662560848942066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474.69266681153977">
            <text:p>474.69266681153977</text:p>
          </table:table-cell>
          <table:table-cell office:value-type="float" office:value="7.371498938091258">
            <text:p>7.371498938091258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473.2414042710001">
            <text:p>473.2414042710001</text:p>
          </table:table-cell>
          <table:table-cell office:value-type="float" office:value="7.650062378916931">
            <text:p>7.650062378916931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479.14908083426127">
            <text:p>479.14908083426127</text:p>
          </table:table-cell>
          <table:table-cell office:value-type="float" office:value="7.6550190048575075">
            <text:p>7.6550190048575075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472.73964589744793">
            <text:p>472.73964589744793</text:p>
          </table:table-cell>
          <table:table-cell office:value-type="float" office:value="10.450705509175087">
            <text:p>10.450705509175087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473.31302389150295">
            <text:p>473.31302389150295</text:p>
          </table:table-cell>
          <table:table-cell office:value-type="float" office:value="8.631475866343923">
            <text:p>8.631475866343923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455.9200914970335">
            <text:p>455.9200914970335</text:p>
          </table:table-cell>
          <table:table-cell office:value-type="float" office:value="9.723486567964814">
            <text:p>9.723486567964814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474.546996858677">
            <text:p>474.546996858677</text:p>
          </table:table-cell>
          <table:table-cell office:value-type="float" office:value="4.170200213829218">
            <text:p>4.170200213829218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468.53684285962197">
            <text:p>468.53684285962197</text:p>
          </table:table-cell>
          <table:table-cell office:value-type="float" office:value="7.6744626676752095">
            <text:p>7.6744626676752095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450.2162682216699">
            <text:p>450.2162682216699</text:p>
          </table:table-cell>
          <table:table-cell office:value-type="float" office:value="9.307935639092625">
            <text:p>9.307935639092625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461.4608257981546">
            <text:p>461.4608257981546</text:p>
          </table:table-cell>
          <table:table-cell office:value-type="float" office:value="12.240349177505054">
            <text:p>12.240349177505054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463.2940497878286">
            <text:p>463.2940497878286</text:p>
          </table:table-cell>
          <table:table-cell office:value-type="float" office:value="3.8180292064674415">
            <text:p>3.8180292064674415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463.1622161718631">
            <text:p>463.1622161718631</text:p>
          </table:table-cell>
          <table:table-cell office:value-type="float" office:value="7.761335214226515">
            <text:p>7.761335214226515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463.70786370024587">
            <text:p>463.70786370024587</text:p>
          </table:table-cell>
          <table:table-cell office:value-type="float" office:value="7.216342736026377">
            <text:p>7.216342736026377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460.7644497497011">
            <text:p>460.7644497497011</text:p>
          </table:table-cell>
          <table:table-cell office:value-type="float" office:value="10.645936328817807">
            <text:p>10.645936328817807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467.0541887804746">
            <text:p>467.0541887804746</text:p>
          </table:table-cell>
          <table:table-cell office:value-type="float" office:value="8.672873422426141">
            <text:p>8.672873422426141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459.2873943188573">
            <text:p>459.2873943188573</text:p>
          </table:table-cell>
          <table:table-cell office:value-type="float" office:value="7.250777749811628">
            <text:p>7.250777749811628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464.6685401459191">
            <text:p>464.6685401459191</text:p>
          </table:table-cell>
          <table:table-cell office:value-type="float" office:value="7.043600303036198">
            <text:p>7.043600303036198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472.5578735266164">
            <text:p>472.5578735266164</text:p>
          </table:table-cell>
          <table:table-cell office:value-type="float" office:value="7.9192944130313725">
            <text:p>7.9192944130313725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471.1075869570101">
            <text:p>471.1075869570101</text:p>
          </table:table-cell>
          <table:table-cell office:value-type="float" office:value="7.490036099476865">
            <text:p>7.490036099476865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455.0728999967708">
            <text:p>455.0728999967708</text:p>
          </table:table-cell>
          <table:table-cell office:value-type="float" office:value="8.071486910580662">
            <text:p>8.071486910580662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447.5566443158606">
            <text:p>447.5566443158606</text:p>
          </table:table-cell>
          <table:table-cell office:value-type="float" office:value="8.017169088498987">
            <text:p>8.017169088498987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425.5485886977405">
            <text:p>425.5485886977405</text:p>
          </table:table-cell>
          <table:table-cell office:value-type="float" office:value="7.461349085664393">
            <text:p>7.461349085664393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298.1666028392816">
            <text:p>298.1666028392816</text:p>
          </table:table-cell>
          <table:table-cell office:value-type="float" office:value="11.171493054735322">
            <text:p>11.171493054735322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132.50699770186688">
            <text:p>132.50699770186688</text:p>
          </table:table-cell>
          <table:table-cell office:value-type="float" office:value="9.666585079506806">
            <text:p>9.666585079506806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26.653291910554806">
            <text:p>26.653291910554806</text:p>
          </table:table-cell>
          <table:table-cell office:value-type="float" office:value="10.410098833112615">
            <text:p>10.410098833112615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14.508387567493122">
            <text:p>14.508387567493122</text:p>
          </table:table-cell>
          <table:table-cell office:value-type="float" office:value="6.731968169894142">
            <text:p>6.731968169894142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1.3872258505187076">
            <text:p>1.3872258505187076</text:p>
          </table:table-cell>
          <table:table-cell office:value-type="float" office:value="0.017798525134429515">
            <text:p>0.017798525134429515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.364702459301555">
            <text:p>1.364702459301555</text:p>
          </table:table-cell>
          <table:table-cell office:value-type="float" office:value="0.02342807322728468">
            <text:p>0.02342807322728468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.3756409446731719">
            <text:p>1.3756409446731719</text:p>
          </table:table-cell>
          <table:table-cell office:value-type="float" office:value="0.015718167474129283">
            <text:p>0.015718167474129283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.396925181291045">
            <text:p>1.396925181291045</text:p>
          </table:table-cell>
          <table:table-cell office:value-type="float" office:value="0.016376296355747125">
            <text:p>0.016376296355747125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.4026980755716023">
            <text:p>1.4026980755716023</text:p>
          </table:table-cell>
          <table:table-cell office:value-type="float" office:value="0.009658673981474636">
            <text:p>0.00965867398147463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.438930468993475">
            <text:p>1.438930468993475</text:p>
          </table:table-cell>
          <table:table-cell office:value-type="float" office:value="0.02071665598878271">
            <text:p>0.02071665598878271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1.4929976683118955">
            <text:p>1.4929976683118955</text:p>
          </table:table-cell>
          <table:table-cell office:value-type="float" office:value="0.030221070745872693">
            <text:p>0.030221070745872693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1.5614782728154766">
            <text:p>1.5614782728154766</text:p>
          </table:table-cell>
          <table:table-cell office:value-type="float" office:value="0.026957546016729002">
            <text:p>0.026957546016729002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1.7086854750421971">
            <text:p>1.7086854750421971</text:p>
          </table:table-cell>
          <table:table-cell office:value-type="float" office:value="0.05169635171720593">
            <text:p>0.05169635171720593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.8520850437206533">
            <text:p>1.8520850437206533</text:p>
          </table:table-cell>
          <table:table-cell office:value-type="float" office:value="0.05721076789310241">
            <text:p>0.05721076789310241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2.289599014684091">
            <text:p>2.289599014684091</text:p>
          </table:table-cell>
          <table:table-cell office:value-type="float" office:value="0.06467278695920707">
            <text:p>0.06467278695920707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2.9967851808189336">
            <text:p>2.9967851808189336</text:p>
          </table:table-cell>
          <table:table-cell office:value-type="float" office:value="0.07267294240792631">
            <text:p>0.07267294240792631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25.89670306748814">
            <text:p>25.89670306748814</text:p>
          </table:table-cell>
          <table:table-cell office:value-type="float" office:value="9.660893348905567">
            <text:p>9.660893348905567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143.7320495445048">
            <text:p>143.7320495445048</text:p>
          </table:table-cell>
          <table:table-cell office:value-type="float" office:value="8.701372828008333">
            <text:p>8.701372828008333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355.87245083741965">
            <text:p>355.87245083741965</text:p>
          </table:table-cell>
          <table:table-cell office:value-type="float" office:value="10.84987907637856">
            <text:p>10.84987907637856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589.1346694203226">
            <text:p>589.1346694203226</text:p>
          </table:table-cell>
          <table:table-cell office:value-type="float" office:value="7.331432274704863">
            <text:p>7.331432274704863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728.3695769133514">
            <text:p>728.3695769133514</text:p>
          </table:table-cell>
          <table:table-cell office:value-type="float" office:value="9.585845926071945">
            <text:p>9.585845926071945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834.8169846668609">
            <text:p>834.8169846668609</text:p>
          </table:table-cell>
          <table:table-cell office:value-type="float" office:value="9.576837982748422">
            <text:p>9.576837982748422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943.9184263200425">
            <text:p>943.9184263200425</text:p>
          </table:table-cell>
          <table:table-cell office:value-type="float" office:value="10.830945652232524">
            <text:p>10.830945652232524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070.06338913552">
            <text:p>1070.06338913552</text:p>
          </table:table-cell>
          <table:table-cell office:value-type="float" office:value="10.734117113228564">
            <text:p>10.734117113228564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210.8365369829066">
            <text:p>1210.8365369829066</text:p>
          </table:table-cell>
          <table:table-cell office:value-type="float" office:value="7.941304869280805">
            <text:p>7.941304869280805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390.8737022724333">
            <text:p>1390.8737022724333</text:p>
          </table:table-cell>
          <table:table-cell office:value-type="float" office:value="7.574848197775329">
            <text:p>7.574848197775329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553.7226116926518">
            <text:p>1553.7226116926518</text:p>
          </table:table-cell>
          <table:table-cell office:value-type="float" office:value="5.4182050632382746">
            <text:p>5.4182050632382746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1774.0487348554725">
            <text:p>1774.0487348554725</text:p>
          </table:table-cell>
          <table:table-cell office:value-type="float" office:value="11.309515942569512">
            <text:p>11.309515942569512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2019.4950917539677">
            <text:p>2019.4950917539677</text:p>
          </table:table-cell>
          <table:table-cell office:value-type="float" office:value="8.27143935904898">
            <text:p>8.27143935904898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2260.4712429129345">
            <text:p>2260.4712429129345</text:p>
          </table:table-cell>
          <table:table-cell office:value-type="float" office:value="7.799957005967469">
            <text:p>7.799957005967469</text:p>
          </table:table-cell>
        </table:table-row>
      </table:table>
      <table:table table:name="Dp=20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663.4033471068484">
            <text:p>663.4033471068484</text:p>
          </table:table-cell>
          <table:table-cell office:value-type="float" office:value="8.862911281354103">
            <text:p>8.862911281354103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642.2259184870302">
            <text:p>642.2259184870302</text:p>
          </table:table-cell>
          <table:table-cell office:value-type="float" office:value="18.514127169064334">
            <text:p>18.514127169064334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633.571659446201">
            <text:p>633.571659446201</text:p>
          </table:table-cell>
          <table:table-cell office:value-type="float" office:value="10.832460183208003">
            <text:p>10.832460183208003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631.6343514729418">
            <text:p>631.6343514729418</text:p>
          </table:table-cell>
          <table:table-cell office:value-type="float" office:value="11.515250860181352">
            <text:p>11.515250860181352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664.6268691839737">
            <text:p>664.6268691839737</text:p>
          </table:table-cell>
          <table:table-cell office:value-type="float" office:value="11.813614493969723">
            <text:p>11.813614493969723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670.4848043133181">
            <text:p>670.4848043133181</text:p>
          </table:table-cell>
          <table:table-cell office:value-type="float" office:value="14.922139885759098">
            <text:p>14.922139885759098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660.3296815033087">
            <text:p>660.3296815033087</text:p>
          </table:table-cell>
          <table:table-cell office:value-type="float" office:value="10.05120218204379">
            <text:p>10.05120218204379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655.4709160352458">
            <text:p>655.4709160352458</text:p>
          </table:table-cell>
          <table:table-cell office:value-type="float" office:value="11.91458585896448">
            <text:p>11.91458585896448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659.4968450826766">
            <text:p>659.4968450826766</text:p>
          </table:table-cell>
          <table:table-cell office:value-type="float" office:value="6.27497559088804">
            <text:p>6.27497559088804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646.2672843858096">
            <text:p>646.2672843858096</text:p>
          </table:table-cell>
          <table:table-cell office:value-type="float" office:value="13.386798640580977">
            <text:p>13.386798640580977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668.6822233690457">
            <text:p>668.6822233690457</text:p>
          </table:table-cell>
          <table:table-cell office:value-type="float" office:value="15.978254842231589">
            <text:p>15.978254842231589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646.913631768843">
            <text:p>646.913631768843</text:p>
          </table:table-cell>
          <table:table-cell office:value-type="float" office:value="10.744686863985288">
            <text:p>10.744686863985288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634.0494284490757">
            <text:p>634.0494284490757</text:p>
          </table:table-cell>
          <table:table-cell office:value-type="float" office:value="5.991548820357786">
            <text:p>5.991548820357786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661.8479808512235">
            <text:p>661.8479808512235</text:p>
          </table:table-cell>
          <table:table-cell office:value-type="float" office:value="12.595899231974226">
            <text:p>12.595899231974226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669.4839396040242">
            <text:p>669.4839396040242</text:p>
          </table:table-cell>
          <table:table-cell office:value-type="float" office:value="13.701616710265757">
            <text:p>13.701616710265757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649.1133086710167">
            <text:p>649.1133086710167</text:p>
          </table:table-cell>
          <table:table-cell office:value-type="float" office:value="12.474045668976087">
            <text:p>12.474045668976087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668.7123975497095">
            <text:p>668.7123975497095</text:p>
          </table:table-cell>
          <table:table-cell office:value-type="float" office:value="10.174949802328292">
            <text:p>10.174949802328292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677.8598936451801">
            <text:p>677.8598936451801</text:p>
          </table:table-cell>
          <table:table-cell office:value-type="float" office:value="9.703872190151262">
            <text:p>9.703872190151262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646.7985220109847">
            <text:p>646.7985220109847</text:p>
          </table:table-cell>
          <table:table-cell office:value-type="float" office:value="14.979904918871384">
            <text:p>14.979904918871384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644.905099469462">
            <text:p>644.905099469462</text:p>
          </table:table-cell>
          <table:table-cell office:value-type="float" office:value="7.404544351524361">
            <text:p>7.404544351524361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664.1128588932285">
            <text:p>664.1128588932285</text:p>
          </table:table-cell>
          <table:table-cell office:value-type="float" office:value="13.070398160486432">
            <text:p>13.070398160486432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660.2143543600134">
            <text:p>660.2143543600134</text:p>
          </table:table-cell>
          <table:table-cell office:value-type="float" office:value="9.185035915920334">
            <text:p>9.185035915920334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657.7629086376485">
            <text:p>657.7629086376485</text:p>
          </table:table-cell>
          <table:table-cell office:value-type="float" office:value="16.13217080708418">
            <text:p>16.13217080708418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646.4376405493929">
            <text:p>646.4376405493929</text:p>
          </table:table-cell>
          <table:table-cell office:value-type="float" office:value="11.389662198356472">
            <text:p>11.389662198356472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660.0993538427867">
            <text:p>660.0993538427867</text:p>
          </table:table-cell>
          <table:table-cell office:value-type="float" office:value="17.830080395953047">
            <text:p>17.830080395953047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658.6969531953799">
            <text:p>658.6969531953799</text:p>
          </table:table-cell>
          <table:table-cell office:value-type="float" office:value="11.241901258354774">
            <text:p>11.241901258354774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651.5852623254832">
            <text:p>651.5852623254832</text:p>
          </table:table-cell>
          <table:table-cell office:value-type="float" office:value="11.392355322911742">
            <text:p>11.392355322911742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667.1563979983176">
            <text:p>667.1563979983176</text:p>
          </table:table-cell>
          <table:table-cell office:value-type="float" office:value="11.038702288415584">
            <text:p>11.038702288415584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638.9375125718395">
            <text:p>638.9375125718395</text:p>
          </table:table-cell>
          <table:table-cell office:value-type="float" office:value="14.578364488783247">
            <text:p>14.578364488783247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657.2883102907654">
            <text:p>657.2883102907654</text:p>
          </table:table-cell>
          <table:table-cell office:value-type="float" office:value="7.7814636234708905">
            <text:p>7.7814636234708905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640.3476396153767">
            <text:p>640.3476396153767</text:p>
          </table:table-cell>
          <table:table-cell office:value-type="float" office:value="11.408539072971195">
            <text:p>11.408539072971195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662.4506080968198">
            <text:p>662.4506080968198</text:p>
          </table:table-cell>
          <table:table-cell office:value-type="float" office:value="15.024497610952402">
            <text:p>15.024497610952402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647.0977335951022">
            <text:p>647.0977335951022</text:p>
          </table:table-cell>
          <table:table-cell office:value-type="float" office:value="10.180660373047951">
            <text:p>10.180660373047951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661.688206686202">
            <text:p>661.688206686202</text:p>
          </table:table-cell>
          <table:table-cell office:value-type="float" office:value="8.630528324230552">
            <text:p>8.630528324230552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634.0749243475866">
            <text:p>634.0749243475866</text:p>
          </table:table-cell>
          <table:table-cell office:value-type="float" office:value="15.440810910600518">
            <text:p>15.440810910600518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632.6541787584148">
            <text:p>632.6541787584148</text:p>
          </table:table-cell>
          <table:table-cell office:value-type="float" office:value="15.67277543001017">
            <text:p>15.67277543001017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578.1066870539283">
            <text:p>578.1066870539283</text:p>
          </table:table-cell>
          <table:table-cell office:value-type="float" office:value="19.25191235854354">
            <text:p>19.25191235854354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479.92206062659386">
            <text:p>479.92206062659386</text:p>
          </table:table-cell>
          <table:table-cell office:value-type="float" office:value="13.777375300907591">
            <text:p>13.777375300907591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384.59442057710123">
            <text:p>384.59442057710123</text:p>
          </table:table-cell>
          <table:table-cell office:value-type="float" office:value="13.270266779304041">
            <text:p>13.270266779304041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296.7904200388581">
            <text:p>296.7904200388581</text:p>
          </table:table-cell>
          <table:table-cell office:value-type="float" office:value="23.10262661641376">
            <text:p>23.10262661641376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243.2799595630066">
            <text:p>243.2799595630066</text:p>
          </table:table-cell>
          <table:table-cell office:value-type="float" office:value="11.377449602090575">
            <text:p>11.377449602090575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229.38376635385345">
            <text:p>229.38376635385345</text:p>
          </table:table-cell>
          <table:table-cell office:value-type="float" office:value="9.705024870297741">
            <text:p>9.705024870297741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299.69414904291784">
            <text:p>299.69414904291784</text:p>
          </table:table-cell>
          <table:table-cell office:value-type="float" office:value="15.678868715162677">
            <text:p>15.678868715162677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294.3281080484254">
            <text:p>294.3281080484254</text:p>
          </table:table-cell>
          <table:table-cell office:value-type="float" office:value="18.99877292312679">
            <text:p>18.99877292312679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341.26481182749035">
            <text:p>341.26481182749035</text:p>
          </table:table-cell>
          <table:table-cell office:value-type="float" office:value="16.358093993612425">
            <text:p>16.358093993612425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385.67646543686">
            <text:p>385.67646543686</text:p>
          </table:table-cell>
          <table:table-cell office:value-type="float" office:value="11.209911175399789">
            <text:p>11.209911175399789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487.2697509565207">
            <text:p>487.2697509565207</text:p>
          </table:table-cell>
          <table:table-cell office:value-type="float" office:value="17.40719587963712">
            <text:p>17.40719587963712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550.9481696715552">
            <text:p>550.9481696715552</text:p>
          </table:table-cell>
          <table:table-cell office:value-type="float" office:value="12.670771884692432">
            <text:p>12.670771884692432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597.5084354938973">
            <text:p>597.5084354938973</text:p>
          </table:table-cell>
          <table:table-cell office:value-type="float" office:value="13.838653059918675">
            <text:p>13.838653059918675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660.3559374062781">
            <text:p>660.3559374062781</text:p>
          </table:table-cell>
          <table:table-cell office:value-type="float" office:value="10.762141310867392">
            <text:p>10.762141310867392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726.3080920982836">
            <text:p>726.3080920982836</text:p>
          </table:table-cell>
          <table:table-cell office:value-type="float" office:value="10.745660325871306">
            <text:p>10.745660325871306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828.4911801127139">
            <text:p>828.4911801127139</text:p>
          </table:table-cell>
          <table:table-cell office:value-type="float" office:value="12.029868390537068">
            <text:p>12.029868390537068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913.9498975821634">
            <text:p>913.9498975821634</text:p>
          </table:table-cell>
          <table:table-cell office:value-type="float" office:value="20.094619599266096">
            <text:p>20.094619599266096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986.1039434294298">
            <text:p>986.1039434294298</text:p>
          </table:table-cell>
          <table:table-cell office:value-type="float" office:value="14.955882057005981">
            <text:p>14.955882057005981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141.323014129065">
            <text:p>1141.323014129065</text:p>
          </table:table-cell>
          <table:table-cell office:value-type="float" office:value="13.818769117664813">
            <text:p>13.818769117664813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251.641305925868">
            <text:p>1251.641305925868</text:p>
          </table:table-cell>
          <table:table-cell office:value-type="float" office:value="13.130297873356051">
            <text:p>13.130297873356051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407.0503410375163">
            <text:p>1407.0503410375163</text:p>
          </table:table-cell>
          <table:table-cell office:value-type="float" office:value="12.121238414034531">
            <text:p>12.121238414034531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584.0234014076289">
            <text:p>1584.0234014076289</text:p>
          </table:table-cell>
          <table:table-cell office:value-type="float" office:value="5.828885857005736">
            <text:p>5.828885857005736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1822.900232379677">
            <text:p>1822.900232379677</text:p>
          </table:table-cell>
          <table:table-cell office:value-type="float" office:value="12.96905200904637">
            <text:p>12.96905200904637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2017.1851323667786">
            <text:p>2017.1851323667786</text:p>
          </table:table-cell>
          <table:table-cell office:value-type="float" office:value="11.488263375298391">
            <text:p>11.488263375298391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2274.827582681445">
            <text:p>2274.827582681445</text:p>
          </table:table-cell>
          <table:table-cell office:value-type="float" office:value="10.122159802981269">
            <text:p>10.122159802981269</text:p>
          </table:table-cell>
        </table:table-row>
      </table:table>
      <table:table table:name="Dp=50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1043.5874538824667">
            <text:p>1043.5874538824667</text:p>
          </table:table-cell>
          <table:table-cell office:value-type="float" office:value="9.39383189539519">
            <text:p>9.39383189539519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1036.0098276867034">
            <text:p>1036.0098276867034</text:p>
          </table:table-cell>
          <table:table-cell office:value-type="float" office:value="14.821222683732252">
            <text:p>14.821222683732252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1042.8223094361556">
            <text:p>1042.8223094361556</text:p>
          </table:table-cell>
          <table:table-cell office:value-type="float" office:value="17.82702892377773">
            <text:p>17.82702892377773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1069.354239854214">
            <text:p>1069.354239854214</text:p>
          </table:table-cell>
          <table:table-cell office:value-type="float" office:value="16.256725465740136">
            <text:p>16.256725465740136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1032.9028507630323">
            <text:p>1032.9028507630323</text:p>
          </table:table-cell>
          <table:table-cell office:value-type="float" office:value="19.736689989291754">
            <text:p>19.736689989291754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1019.4365327796029">
            <text:p>1019.4365327796029</text:p>
          </table:table-cell>
          <table:table-cell office:value-type="float" office:value="13.201881491756033">
            <text:p>13.201881491756033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1050.5845555961819">
            <text:p>1050.5845555961819</text:p>
          </table:table-cell>
          <table:table-cell office:value-type="float" office:value="14.757215450879526">
            <text:p>14.757215450879526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1048.211757667154">
            <text:p>1048.211757667154</text:p>
          </table:table-cell>
          <table:table-cell office:value-type="float" office:value="21.45713543668916">
            <text:p>21.45713543668916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1051.9130383559154">
            <text:p>1051.9130383559154</text:p>
          </table:table-cell>
          <table:table-cell office:value-type="float" office:value="20.874091647107672">
            <text:p>20.874091647107672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1043.6288291580597">
            <text:p>1043.6288291580597</text:p>
          </table:table-cell>
          <table:table-cell office:value-type="float" office:value="21.649310941504314">
            <text:p>21.649310941504314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1063.4391428552876">
            <text:p>1063.4391428552876</text:p>
          </table:table-cell>
          <table:table-cell office:value-type="float" office:value="11.38859493436248">
            <text:p>11.38859493436248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1055.8021968589494">
            <text:p>1055.8021968589494</text:p>
          </table:table-cell>
          <table:table-cell office:value-type="float" office:value="16.09848154956884">
            <text:p>16.09848154956884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1040.4781665449216">
            <text:p>1040.4781665449216</text:p>
          </table:table-cell>
          <table:table-cell office:value-type="float" office:value="26.080867157784944">
            <text:p>26.080867157784944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1004.2699422266078">
            <text:p>1004.2699422266078</text:p>
          </table:table-cell>
          <table:table-cell office:value-type="float" office:value="19.00195181251369">
            <text:p>19.00195181251369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1065.144715422567">
            <text:p>1065.144715422567</text:p>
          </table:table-cell>
          <table:table-cell office:value-type="float" office:value="25.39305457836493">
            <text:p>25.39305457836493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1029.8695248962385">
            <text:p>1029.8695248962385</text:p>
          </table:table-cell>
          <table:table-cell office:value-type="float" office:value="17.811249129555552">
            <text:p>17.811249129555552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1059.1309256975292">
            <text:p>1059.1309256975292</text:p>
          </table:table-cell>
          <table:table-cell office:value-type="float" office:value="13.549385213995066">
            <text:p>13.549385213995066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1022.9114039015578">
            <text:p>1022.9114039015578</text:p>
          </table:table-cell>
          <table:table-cell office:value-type="float" office:value="18.179211491713517">
            <text:p>18.179211491713517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1018.6258884716117">
            <text:p>1018.6258884716117</text:p>
          </table:table-cell>
          <table:table-cell office:value-type="float" office:value="19.533263866258327">
            <text:p>19.533263866258327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1052.514731583456">
            <text:p>1052.514731583456</text:p>
          </table:table-cell>
          <table:table-cell office:value-type="float" office:value="23.937793103062738">
            <text:p>23.937793103062738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1048.7597175675787">
            <text:p>1048.7597175675787</text:p>
          </table:table-cell>
          <table:table-cell office:value-type="float" office:value="24.245447425060334">
            <text:p>24.245447425060334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1042.5502370712866">
            <text:p>1042.5502370712866</text:p>
          </table:table-cell>
          <table:table-cell office:value-type="float" office:value="15.2485059180822">
            <text:p>15.2485059180822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999.7648664177595">
            <text:p>999.7648664177595</text:p>
          </table:table-cell>
          <table:table-cell office:value-type="float" office:value="18.73060869474112">
            <text:p>18.73060869474112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1021.9591780251828">
            <text:p>1021.9591780251828</text:p>
          </table:table-cell>
          <table:table-cell office:value-type="float" office:value="18.710669594563893">
            <text:p>18.710669594563893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1048.7131454244811">
            <text:p>1048.7131454244811</text:p>
          </table:table-cell>
          <table:table-cell office:value-type="float" office:value="17.93244010752962">
            <text:p>17.93244010752962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1036.8070085639743">
            <text:p>1036.8070085639743</text:p>
          </table:table-cell>
          <table:table-cell office:value-type="float" office:value="17.609114283433577">
            <text:p>17.609114283433577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1035.795378899321">
            <text:p>1035.795378899321</text:p>
          </table:table-cell>
          <table:table-cell office:value-type="float" office:value="15.439171591234032">
            <text:p>15.439171591234032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1041.3979095001946">
            <text:p>1041.3979095001946</text:p>
          </table:table-cell>
          <table:table-cell office:value-type="float" office:value="14.318863970397127">
            <text:p>14.318863970397127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990.1640570473367">
            <text:p>990.1640570473367</text:p>
          </table:table-cell>
          <table:table-cell office:value-type="float" office:value="14.34727733194842">
            <text:p>14.34727733194842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1029.5573143028546">
            <text:p>1029.5573143028546</text:p>
          </table:table-cell>
          <table:table-cell office:value-type="float" office:value="17.423545912526574">
            <text:p>17.423545912526574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024.8864768238996">
            <text:p>1024.8864768238996</text:p>
          </table:table-cell>
          <table:table-cell office:value-type="float" office:value="18.424122061081256">
            <text:p>18.424122061081256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1016.811174344168">
            <text:p>1016.811174344168</text:p>
          </table:table-cell>
          <table:table-cell office:value-type="float" office:value="16.96673755333639">
            <text:p>16.96673755333639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1068.3311971864628">
            <text:p>1068.3311971864628</text:p>
          </table:table-cell>
          <table:table-cell office:value-type="float" office:value="16.065666089656354">
            <text:p>16.065666089656354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1036.9563877713176">
            <text:p>1036.9563877713176</text:p>
          </table:table-cell>
          <table:table-cell office:value-type="float" office:value="20.71838838718638">
            <text:p>20.71838838718638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1061.0588044218885">
            <text:p>1061.0588044218885</text:p>
          </table:table-cell>
          <table:table-cell office:value-type="float" office:value="27.2539084226519">
            <text:p>27.2539084226519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1015.813730566716">
            <text:p>1015.813730566716</text:p>
          </table:table-cell>
          <table:table-cell office:value-type="float" office:value="20.01487038881985">
            <text:p>20.01487038881985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047.0588340226252">
            <text:p>1047.0588340226252</text:p>
          </table:table-cell>
          <table:table-cell office:value-type="float" office:value="13.354987313030175">
            <text:p>13.354987313030175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989.6528758008944">
            <text:p>989.6528758008944</text:p>
          </table:table-cell>
          <table:table-cell office:value-type="float" office:value="21.863285655839512">
            <text:p>21.863285655839512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026.7008206800851">
            <text:p>1026.7008206800851</text:p>
          </table:table-cell>
          <table:table-cell office:value-type="float" office:value="19.756139989716853">
            <text:p>19.756139989716853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021.1873861301556">
            <text:p>1021.1873861301556</text:p>
          </table:table-cell>
          <table:table-cell office:value-type="float" office:value="21.933433603267638">
            <text:p>21.933433603267638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027.1700770264838">
            <text:p>1027.1700770264838</text:p>
          </table:table-cell>
          <table:table-cell office:value-type="float" office:value="19.05349942022077">
            <text:p>19.05349942022077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1026.5614951585057">
            <text:p>1026.5614951585057</text:p>
          </table:table-cell>
          <table:table-cell office:value-type="float" office:value="20.368141010284027">
            <text:p>20.368141010284027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1036.4130141479202">
            <text:p>1036.4130141479202</text:p>
          </table:table-cell>
          <table:table-cell office:value-type="float" office:value="18.556972043541094">
            <text:p>18.556972043541094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1021.6084395656201">
            <text:p>1021.6084395656201</text:p>
          </table:table-cell>
          <table:table-cell office:value-type="float" office:value="19.477214021343006">
            <text:p>19.477214021343006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033.6537198215412">
            <text:p>1033.6537198215412</text:p>
          </table:table-cell>
          <table:table-cell office:value-type="float" office:value="25.110797356893922">
            <text:p>25.110797356893922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015.1425206523658">
            <text:p>1015.1425206523658</text:p>
          </table:table-cell>
          <table:table-cell office:value-type="float" office:value="19.18446901810921">
            <text:p>19.18446901810921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1004.0776472501087">
            <text:p>1004.0776472501087</text:p>
          </table:table-cell>
          <table:table-cell office:value-type="float" office:value="20.662950560218217">
            <text:p>20.662950560218217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1025.5924273551968">
            <text:p>1025.5924273551968</text:p>
          </table:table-cell>
          <table:table-cell office:value-type="float" office:value="24.76244341667275">
            <text:p>24.76244341667275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1028.995070204392">
            <text:p>1028.995070204392</text:p>
          </table:table-cell>
          <table:table-cell office:value-type="float" office:value="16.503290321959792">
            <text:p>16.503290321959792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1054.1288984174082">
            <text:p>1054.1288984174082</text:p>
          </table:table-cell>
          <table:table-cell office:value-type="float" office:value="15.830468952488951">
            <text:p>15.830468952488951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062.753795440519">
            <text:p>1062.753795440519</text:p>
          </table:table-cell>
          <table:table-cell office:value-type="float" office:value="19.61893791884464">
            <text:p>19.61893791884464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1049.0275711451861">
            <text:p>1049.0275711451861</text:p>
          </table:table-cell>
          <table:table-cell office:value-type="float" office:value="21.148211374938278">
            <text:p>21.148211374938278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1159.7830744057937">
            <text:p>1159.7830744057937</text:p>
          </table:table-cell>
          <table:table-cell office:value-type="float" office:value="15.020592982246415">
            <text:p>15.020592982246415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1246.0315578638676">
            <text:p>1246.0315578638676</text:p>
          </table:table-cell>
          <table:table-cell office:value-type="float" office:value="17.40128452264801">
            <text:p>17.40128452264801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291.1345734993945">
            <text:p>1291.1345734993945</text:p>
          </table:table-cell>
          <table:table-cell office:value-type="float" office:value="14.257677442685294">
            <text:p>14.257677442685294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396.990328063829">
            <text:p>1396.990328063829</text:p>
          </table:table-cell>
          <table:table-cell office:value-type="float" office:value="24.979335095045606">
            <text:p>24.979335095045606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538.6742094728581">
            <text:p>1538.6742094728581</text:p>
          </table:table-cell>
          <table:table-cell office:value-type="float" office:value="14.794214496346443">
            <text:p>14.794214496346443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691.39964743658">
            <text:p>1691.39964743658</text:p>
          </table:table-cell>
          <table:table-cell office:value-type="float" office:value="12.789499388228695">
            <text:p>12.789499388228695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1871.6213845703883">
            <text:p>1871.6213845703883</text:p>
          </table:table-cell>
          <table:table-cell office:value-type="float" office:value="15.380225467291712">
            <text:p>15.380225467291712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2099.7438308903415">
            <text:p>2099.7438308903415</text:p>
          </table:table-cell>
          <table:table-cell office:value-type="float" office:value="17.400015446839195">
            <text:p>17.400015446839195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2336.276157927283">
            <text:p>2336.276157927283</text:p>
          </table:table-cell>
          <table:table-cell office:value-type="float" office:value="23.07716500144029">
            <text:p>23.07716500144029</text:p>
          </table:table-cell>
        </table:table-row>
      </table:table>
      <table:table table:name="Dp=100.0">
        <table:table-row>
          <table:table-cell table:style-name="pd1" office:value-type="string" office:value="Q">
            <text:p>Q</text:p>
          </table:table-cell>
          <table:table-cell table:style-name="pd1" office:value-type="string" office:value="RMSD">
            <text:p>RMSD</text:p>
          </table:table-cell>
          <table:table-cell table:style-name="pd1" office:value-type="string" office:value="std_err">
            <text:p>std_err</text:p>
          </table:table-cell>
        </table:table-row>
        <table:table-row>
          <table:table-cell office:value-type="float" office:value="0.0001">
            <text:p>0.0001</text:p>
          </table:table-cell>
          <table:table-cell office:value-type="float" office:value="1474.7805542334045">
            <text:p>1474.7805542334045</text:p>
          </table:table-cell>
          <table:table-cell office:value-type="float" office:value="15.660556379404005">
            <text:p>15.660556379404005</text:p>
          </table:table-cell>
        </table:table-row>
        <table:table-row>
          <table:table-cell office:value-type="float" office:value="0.000125893">
            <text:p>0.000125893</text:p>
          </table:table-cell>
          <table:table-cell office:value-type="float" office:value="1451.8478218031883">
            <text:p>1451.8478218031883</text:p>
          </table:table-cell>
          <table:table-cell office:value-type="float" office:value="25.719002843418814">
            <text:p>25.719002843418814</text:p>
          </table:table-cell>
        </table:table-row>
        <table:table-row>
          <table:table-cell office:value-type="float" office:value="0.000158489">
            <text:p>0.000158489</text:p>
          </table:table-cell>
          <table:table-cell office:value-type="float" office:value="1470.988348298906">
            <text:p>1470.988348298906</text:p>
          </table:table-cell>
          <table:table-cell office:value-type="float" office:value="32.13311927462658">
            <text:p>32.13311927462658</text:p>
          </table:table-cell>
        </table:table-row>
        <table:table-row>
          <table:table-cell office:value-type="float" office:value="0.000199526">
            <text:p>0.000199526</text:p>
          </table:table-cell>
          <table:table-cell office:value-type="float" office:value="1448.2185073521243">
            <text:p>1448.2185073521243</text:p>
          </table:table-cell>
          <table:table-cell office:value-type="float" office:value="34.242405456108756">
            <text:p>34.242405456108756</text:p>
          </table:table-cell>
        </table:table-row>
        <table:table-row>
          <table:table-cell office:value-type="float" office:value="0.000251189">
            <text:p>0.000251189</text:p>
          </table:table-cell>
          <table:table-cell office:value-type="float" office:value="1488.0092038933876">
            <text:p>1488.0092038933876</text:p>
          </table:table-cell>
          <table:table-cell office:value-type="float" office:value="23.63086890904193">
            <text:p>23.63086890904193</text:p>
          </table:table-cell>
        </table:table-row>
        <table:table-row>
          <table:table-cell office:value-type="float" office:value="0.000316228">
            <text:p>0.000316228</text:p>
          </table:table-cell>
          <table:table-cell office:value-type="float" office:value="1537.6448962566808">
            <text:p>1537.6448962566808</text:p>
          </table:table-cell>
          <table:table-cell office:value-type="float" office:value="27.279032444109898">
            <text:p>27.279032444109898</text:p>
          </table:table-cell>
        </table:table-row>
        <table:table-row>
          <table:table-cell office:value-type="float" office:value="0.000398107">
            <text:p>0.000398107</text:p>
          </table:table-cell>
          <table:table-cell office:value-type="float" office:value="1497.0710445920058">
            <text:p>1497.0710445920058</text:p>
          </table:table-cell>
          <table:table-cell office:value-type="float" office:value="17.650818628168942">
            <text:p>17.650818628168942</text:p>
          </table:table-cell>
        </table:table-row>
        <table:table-row>
          <table:table-cell office:value-type="float" office:value="0.000501187">
            <text:p>0.000501187</text:p>
          </table:table-cell>
          <table:table-cell office:value-type="float" office:value="1477.5920337497269">
            <text:p>1477.5920337497269</text:p>
          </table:table-cell>
          <table:table-cell office:value-type="float" office:value="26.569583820071312">
            <text:p>26.569583820071312</text:p>
          </table:table-cell>
        </table:table-row>
        <table:table-row>
          <table:table-cell office:value-type="float" office:value="0.000630957">
            <text:p>0.000630957</text:p>
          </table:table-cell>
          <table:table-cell office:value-type="float" office:value="1462.8546039068194">
            <text:p>1462.8546039068194</text:p>
          </table:table-cell>
          <table:table-cell office:value-type="float" office:value="29.69907246329838">
            <text:p>29.69907246329838</text:p>
          </table:table-cell>
        </table:table-row>
        <table:table-row>
          <table:table-cell office:value-type="float" office:value="0.000794328">
            <text:p>0.000794328</text:p>
          </table:table-cell>
          <table:table-cell office:value-type="float" office:value="1459.376277280504">
            <text:p>1459.376277280504</text:p>
          </table:table-cell>
          <table:table-cell office:value-type="float" office:value="27.29708228384194">
            <text:p>27.29708228384194</text:p>
          </table:table-cell>
        </table:table-row>
        <table:table-row>
          <table:table-cell office:value-type="float" office:value="0.001">
            <text:p>0.001</text:p>
          </table:table-cell>
          <table:table-cell office:value-type="float" office:value="1477.6024008073066">
            <text:p>1477.6024008073066</text:p>
          </table:table-cell>
          <table:table-cell office:value-type="float" office:value="19.557513556128733">
            <text:p>19.557513556128733</text:p>
          </table:table-cell>
        </table:table-row>
        <table:table-row>
          <table:table-cell office:value-type="float" office:value="0.00125893">
            <text:p>0.00125893</text:p>
          </table:table-cell>
          <table:table-cell office:value-type="float" office:value="1527.7533145639077">
            <text:p>1527.7533145639077</text:p>
          </table:table-cell>
          <table:table-cell office:value-type="float" office:value="18.64200042613803">
            <text:p>18.64200042613803</text:p>
          </table:table-cell>
        </table:table-row>
        <table:table-row>
          <table:table-cell office:value-type="float" office:value="0.00158489">
            <text:p>0.00158489</text:p>
          </table:table-cell>
          <table:table-cell office:value-type="float" office:value="1486.7617442257485">
            <text:p>1486.7617442257485</text:p>
          </table:table-cell>
          <table:table-cell office:value-type="float" office:value="21.763414118422798">
            <text:p>21.763414118422798</text:p>
          </table:table-cell>
        </table:table-row>
        <table:table-row>
          <table:table-cell office:value-type="float" office:value="0.00199526">
            <text:p>0.00199526</text:p>
          </table:table-cell>
          <table:table-cell office:value-type="float" office:value="1462.9898971751115">
            <text:p>1462.9898971751115</text:p>
          </table:table-cell>
          <table:table-cell office:value-type="float" office:value="18.953486209831265">
            <text:p>18.953486209831265</text:p>
          </table:table-cell>
        </table:table-row>
        <table:table-row>
          <table:table-cell office:value-type="float" office:value="0.00251189">
            <text:p>0.00251189</text:p>
          </table:table-cell>
          <table:table-cell office:value-type="float" office:value="1474.8940415144896">
            <text:p>1474.8940415144896</text:p>
          </table:table-cell>
          <table:table-cell office:value-type="float" office:value="29.138958696133827">
            <text:p>29.138958696133827</text:p>
          </table:table-cell>
        </table:table-row>
        <table:table-row>
          <table:table-cell office:value-type="float" office:value="0.00316228">
            <text:p>0.00316228</text:p>
          </table:table-cell>
          <table:table-cell office:value-type="float" office:value="1488.3944740893521">
            <text:p>1488.3944740893521</text:p>
          </table:table-cell>
          <table:table-cell office:value-type="float" office:value="20.69214118205042">
            <text:p>20.69214118205042</text:p>
          </table:table-cell>
        </table:table-row>
        <table:table-row>
          <table:table-cell office:value-type="float" office:value="0.00398107">
            <text:p>0.00398107</text:p>
          </table:table-cell>
          <table:table-cell office:value-type="float" office:value="1475.6956590750983">
            <text:p>1475.6956590750983</text:p>
          </table:table-cell>
          <table:table-cell office:value-type="float" office:value="18.2023485875087">
            <text:p>18.2023485875087</text:p>
          </table:table-cell>
        </table:table-row>
        <table:table-row>
          <table:table-cell office:value-type="float" office:value="0.00501187">
            <text:p>0.00501187</text:p>
          </table:table-cell>
          <table:table-cell office:value-type="float" office:value="1451.5588478435654">
            <text:p>1451.5588478435654</text:p>
          </table:table-cell>
          <table:table-cell office:value-type="float" office:value="19.827565791820565">
            <text:p>19.827565791820565</text:p>
          </table:table-cell>
        </table:table-row>
        <table:table-row>
          <table:table-cell office:value-type="float" office:value="0.00630957">
            <text:p>0.00630957</text:p>
          </table:table-cell>
          <table:table-cell office:value-type="float" office:value="1476.6376904163637">
            <text:p>1476.6376904163637</text:p>
          </table:table-cell>
          <table:table-cell office:value-type="float" office:value="25.00571450650501">
            <text:p>25.00571450650501</text:p>
          </table:table-cell>
        </table:table-row>
        <table:table-row>
          <table:table-cell office:value-type="float" office:value="0.00794328">
            <text:p>0.00794328</text:p>
          </table:table-cell>
          <table:table-cell office:value-type="float" office:value="1526.519150141029">
            <text:p>1526.519150141029</text:p>
          </table:table-cell>
          <table:table-cell office:value-type="float" office:value="12.896323992648428">
            <text:p>12.896323992648428</text:p>
          </table:table-cell>
        </table:table-row>
        <table:table-row>
          <table:table-cell office:value-type="float" office:value="0.01">
            <text:p>0.01</text:p>
          </table:table-cell>
          <table:table-cell office:value-type="float" office:value="1481.7053997207126">
            <text:p>1481.7053997207126</text:p>
          </table:table-cell>
          <table:table-cell office:value-type="float" office:value="36.59169847942572">
            <text:p>36.59169847942572</text:p>
          </table:table-cell>
        </table:table-row>
        <table:table-row>
          <table:table-cell office:value-type="float" office:value="0.0125893">
            <text:p>0.0125893</text:p>
          </table:table-cell>
          <table:table-cell office:value-type="float" office:value="1450.6648408857598">
            <text:p>1450.6648408857598</text:p>
          </table:table-cell>
          <table:table-cell office:value-type="float" office:value="21.95866302824786">
            <text:p>21.95866302824786</text:p>
          </table:table-cell>
        </table:table-row>
        <table:table-row>
          <table:table-cell office:value-type="float" office:value="0.0158489">
            <text:p>0.0158489</text:p>
          </table:table-cell>
          <table:table-cell office:value-type="float" office:value="1482.000654913007">
            <text:p>1482.000654913007</text:p>
          </table:table-cell>
          <table:table-cell office:value-type="float" office:value="22.2325366609351">
            <text:p>22.2325366609351</text:p>
          </table:table-cell>
        </table:table-row>
        <table:table-row>
          <table:table-cell office:value-type="float" office:value="0.0199526">
            <text:p>0.0199526</text:p>
          </table:table-cell>
          <table:table-cell office:value-type="float" office:value="1505.7358525738462">
            <text:p>1505.7358525738462</text:p>
          </table:table-cell>
          <table:table-cell office:value-type="float" office:value="22.175378071967558">
            <text:p>22.175378071967558</text:p>
          </table:table-cell>
        </table:table-row>
        <table:table-row>
          <table:table-cell office:value-type="float" office:value="0.0251189">
            <text:p>0.0251189</text:p>
          </table:table-cell>
          <table:table-cell office:value-type="float" office:value="1444.8476926294115">
            <text:p>1444.8476926294115</text:p>
          </table:table-cell>
          <table:table-cell office:value-type="float" office:value="13.311701633716607">
            <text:p>13.311701633716607</text:p>
          </table:table-cell>
        </table:table-row>
        <table:table-row>
          <table:table-cell office:value-type="float" office:value="0.0316228">
            <text:p>0.0316228</text:p>
          </table:table-cell>
          <table:table-cell office:value-type="float" office:value="1468.2377939842486">
            <text:p>1468.2377939842486</text:p>
          </table:table-cell>
          <table:table-cell office:value-type="float" office:value="25.135845533745506">
            <text:p>25.135845533745506</text:p>
          </table:table-cell>
        </table:table-row>
        <table:table-row>
          <table:table-cell office:value-type="float" office:value="0.0398107">
            <text:p>0.0398107</text:p>
          </table:table-cell>
          <table:table-cell office:value-type="float" office:value="1454.2320177249899">
            <text:p>1454.2320177249899</text:p>
          </table:table-cell>
          <table:table-cell office:value-type="float" office:value="20.12179830571922">
            <text:p>20.12179830571922</text:p>
          </table:table-cell>
        </table:table-row>
        <table:table-row>
          <table:table-cell office:value-type="float" office:value="0.0501187">
            <text:p>0.0501187</text:p>
          </table:table-cell>
          <table:table-cell office:value-type="float" office:value="1485.579348957498">
            <text:p>1485.579348957498</text:p>
          </table:table-cell>
          <table:table-cell office:value-type="float" office:value="14.084880274079833">
            <text:p>14.084880274079833</text:p>
          </table:table-cell>
        </table:table-row>
        <table:table-row>
          <table:table-cell office:value-type="float" office:value="0.0630957">
            <text:p>0.0630957</text:p>
          </table:table-cell>
          <table:table-cell office:value-type="float" office:value="1487.7650605114277">
            <text:p>1487.7650605114277</text:p>
          </table:table-cell>
          <table:table-cell office:value-type="float" office:value="18.80095393982871">
            <text:p>18.80095393982871</text:p>
          </table:table-cell>
        </table:table-row>
        <table:table-row>
          <table:table-cell office:value-type="float" office:value="0.0794328">
            <text:p>0.0794328</text:p>
          </table:table-cell>
          <table:table-cell office:value-type="float" office:value="1440.9578881722273">
            <text:p>1440.9578881722273</text:p>
          </table:table-cell>
          <table:table-cell office:value-type="float" office:value="37.71220721056772">
            <text:p>37.71220721056772</text:p>
          </table:table-cell>
        </table:table-row>
        <table:table-row>
          <table:table-cell office:value-type="float" office:value="0.1">
            <text:p>0.1</text:p>
          </table:table-cell>
          <table:table-cell office:value-type="float" office:value="1443.2505959972345">
            <text:p>1443.2505959972345</text:p>
          </table:table-cell>
          <table:table-cell office:value-type="float" office:value="35.88660256608741">
            <text:p>35.88660256608741</text:p>
          </table:table-cell>
        </table:table-row>
        <table:table-row>
          <table:table-cell office:value-type="float" office:value="0.125893">
            <text:p>0.125893</text:p>
          </table:table-cell>
          <table:table-cell office:value-type="float" office:value="1417.513603212599">
            <text:p>1417.513603212599</text:p>
          </table:table-cell>
          <table:table-cell office:value-type="float" office:value="29.79524974673737">
            <text:p>29.79524974673737</text:p>
          </table:table-cell>
        </table:table-row>
        <table:table-row>
          <table:table-cell office:value-type="float" office:value="0.158489">
            <text:p>0.158489</text:p>
          </table:table-cell>
          <table:table-cell office:value-type="float" office:value="1427.1562698902144">
            <text:p>1427.1562698902144</text:p>
          </table:table-cell>
          <table:table-cell office:value-type="float" office:value="25.280028817339222">
            <text:p>25.280028817339222</text:p>
          </table:table-cell>
        </table:table-row>
        <table:table-row>
          <table:table-cell office:value-type="float" office:value="0.199526">
            <text:p>0.199526</text:p>
          </table:table-cell>
          <table:table-cell office:value-type="float" office:value="1424.7588246433966">
            <text:p>1424.7588246433966</text:p>
          </table:table-cell>
          <table:table-cell office:value-type="float" office:value="32.90282483780848">
            <text:p>32.90282483780848</text:p>
          </table:table-cell>
        </table:table-row>
        <table:table-row>
          <table:table-cell office:value-type="float" office:value="0.251189">
            <text:p>0.251189</text:p>
          </table:table-cell>
          <table:table-cell office:value-type="float" office:value="1459.5474304578406">
            <text:p>1459.5474304578406</text:p>
          </table:table-cell>
          <table:table-cell office:value-type="float" office:value="22.4678249056423">
            <text:p>22.4678249056423</text:p>
          </table:table-cell>
        </table:table-row>
        <table:table-row>
          <table:table-cell office:value-type="float" office:value="0.316228">
            <text:p>0.316228</text:p>
          </table:table-cell>
          <table:table-cell office:value-type="float" office:value="1465.0103797061279">
            <text:p>1465.0103797061279</text:p>
          </table:table-cell>
          <table:table-cell office:value-type="float" office:value="25.121108086199428">
            <text:p>25.121108086199428</text:p>
          </table:table-cell>
        </table:table-row>
        <table:table-row>
          <table:table-cell office:value-type="float" office:value="0.398107">
            <text:p>0.398107</text:p>
          </table:table-cell>
          <table:table-cell office:value-type="float" office:value="1446.323464329565">
            <text:p>1446.323464329565</text:p>
          </table:table-cell>
          <table:table-cell office:value-type="float" office:value="21.709973846458492">
            <text:p>21.709973846458492</text:p>
          </table:table-cell>
        </table:table-row>
        <table:table-row>
          <table:table-cell office:value-type="float" office:value="0.501187">
            <text:p>0.501187</text:p>
          </table:table-cell>
          <table:table-cell office:value-type="float" office:value="1439.753898467805">
            <text:p>1439.753898467805</text:p>
          </table:table-cell>
          <table:table-cell office:value-type="float" office:value="22.144844623918814">
            <text:p>22.144844623918814</text:p>
          </table:table-cell>
        </table:table-row>
        <table:table-row>
          <table:table-cell office:value-type="float" office:value="0.630957">
            <text:p>0.630957</text:p>
          </table:table-cell>
          <table:table-cell office:value-type="float" office:value="1490.0889282351166">
            <text:p>1490.0889282351166</text:p>
          </table:table-cell>
          <table:table-cell office:value-type="float" office:value="36.495656653485256">
            <text:p>36.495656653485256</text:p>
          </table:table-cell>
        </table:table-row>
        <table:table-row>
          <table:table-cell office:value-type="float" office:value="0.794328">
            <text:p>0.794328</text:p>
          </table:table-cell>
          <table:table-cell office:value-type="float" office:value="1464.9057556168755">
            <text:p>1464.9057556168755</text:p>
          </table:table-cell>
          <table:table-cell office:value-type="float" office:value="18.509997888681863">
            <text:p>18.509997888681863</text:p>
          </table:table-cell>
        </table:table-row>
        <table:table-row>
          <table:table-cell office:value-type="float" office:value="1.0">
            <text:p>1.0</text:p>
          </table:table-cell>
          <table:table-cell office:value-type="float" office:value="1431.2702991190542">
            <text:p>1431.2702991190542</text:p>
          </table:table-cell>
          <table:table-cell office:value-type="float" office:value="26.15117537119033">
            <text:p>26.15117537119033</text:p>
          </table:table-cell>
        </table:table-row>
        <table:table-row>
          <table:table-cell office:value-type="float" office:value="1.25893">
            <text:p>1.25893</text:p>
          </table:table-cell>
          <table:table-cell office:value-type="float" office:value="1470.2796784704135">
            <text:p>1470.2796784704135</text:p>
          </table:table-cell>
          <table:table-cell office:value-type="float" office:value="21.96020404412714">
            <text:p>21.96020404412714</text:p>
          </table:table-cell>
        </table:table-row>
        <table:table-row>
          <table:table-cell office:value-type="float" office:value="1.58489">
            <text:p>1.58489</text:p>
          </table:table-cell>
          <table:table-cell office:value-type="float" office:value="1475.5292883403733">
            <text:p>1475.5292883403733</text:p>
          </table:table-cell>
          <table:table-cell office:value-type="float" office:value="26.885367291833894">
            <text:p>26.885367291833894</text:p>
          </table:table-cell>
        </table:table-row>
        <table:table-row>
          <table:table-cell office:value-type="float" office:value="1.99526">
            <text:p>1.99526</text:p>
          </table:table-cell>
          <table:table-cell office:value-type="float" office:value="1485.569161559826">
            <text:p>1485.569161559826</text:p>
          </table:table-cell>
          <table:table-cell office:value-type="float" office:value="35.62573761019728">
            <text:p>35.62573761019728</text:p>
          </table:table-cell>
        </table:table-row>
        <table:table-row>
          <table:table-cell office:value-type="float" office:value="2.51189">
            <text:p>2.51189</text:p>
          </table:table-cell>
          <table:table-cell office:value-type="float" office:value="1442.9682467783143">
            <text:p>1442.9682467783143</text:p>
          </table:table-cell>
          <table:table-cell office:value-type="float" office:value="19.318315919002774">
            <text:p>19.318315919002774</text:p>
          </table:table-cell>
        </table:table-row>
        <table:table-row>
          <table:table-cell office:value-type="float" office:value="3.16228">
            <text:p>3.16228</text:p>
          </table:table-cell>
          <table:table-cell office:value-type="float" office:value="1443.1890525420695">
            <text:p>1443.1890525420695</text:p>
          </table:table-cell>
          <table:table-cell office:value-type="float" office:value="26.957058203173876">
            <text:p>26.957058203173876</text:p>
          </table:table-cell>
        </table:table-row>
        <table:table-row>
          <table:table-cell office:value-type="float" office:value="3.98107">
            <text:p>3.98107</text:p>
          </table:table-cell>
          <table:table-cell office:value-type="float" office:value="1482.612227168451">
            <text:p>1482.612227168451</text:p>
          </table:table-cell>
          <table:table-cell office:value-type="float" office:value="24.044147429735524">
            <text:p>24.044147429735524</text:p>
          </table:table-cell>
        </table:table-row>
        <table:table-row>
          <table:table-cell office:value-type="float" office:value="5.01187">
            <text:p>5.01187</text:p>
          </table:table-cell>
          <table:table-cell office:value-type="float" office:value="1455.1261547797362">
            <text:p>1455.1261547797362</text:p>
          </table:table-cell>
          <table:table-cell office:value-type="float" office:value="32.153791609733844">
            <text:p>32.153791609733844</text:p>
          </table:table-cell>
        </table:table-row>
        <table:table-row>
          <table:table-cell office:value-type="float" office:value="6.30957">
            <text:p>6.30957</text:p>
          </table:table-cell>
          <table:table-cell office:value-type="float" office:value="1478.9507951124424">
            <text:p>1478.9507951124424</text:p>
          </table:table-cell>
          <table:table-cell office:value-type="float" office:value="38.89918353366897">
            <text:p>38.89918353366897</text:p>
          </table:table-cell>
        </table:table-row>
        <table:table-row>
          <table:table-cell office:value-type="float" office:value="7.94328">
            <text:p>7.94328</text:p>
          </table:table-cell>
          <table:table-cell office:value-type="float" office:value="1449.5533326476914">
            <text:p>1449.5533326476914</text:p>
          </table:table-cell>
          <table:table-cell office:value-type="float" office:value="17.705866102544192">
            <text:p>17.705866102544192</text:p>
          </table:table-cell>
        </table:table-row>
        <table:table-row>
          <table:table-cell office:value-type="float" office:value="10.0">
            <text:p>10.0</text:p>
          </table:table-cell>
          <table:table-cell office:value-type="float" office:value="1454.0485521740798">
            <text:p>1454.0485521740798</text:p>
          </table:table-cell>
          <table:table-cell office:value-type="float" office:value="26.791732233124158">
            <text:p>26.791732233124158</text:p>
          </table:table-cell>
        </table:table-row>
        <table:table-row>
          <table:table-cell office:value-type="float" office:value="12.5893">
            <text:p>12.5893</text:p>
          </table:table-cell>
          <table:table-cell office:value-type="float" office:value="1490.8815859081685">
            <text:p>1490.8815859081685</text:p>
          </table:table-cell>
          <table:table-cell office:value-type="float" office:value="25.2486203450239">
            <text:p>25.2486203450239</text:p>
          </table:table-cell>
        </table:table-row>
        <table:table-row>
          <table:table-cell office:value-type="float" office:value="15.8489">
            <text:p>15.8489</text:p>
          </table:table-cell>
          <table:table-cell office:value-type="float" office:value="1446.0901708473982">
            <text:p>1446.0901708473982</text:p>
          </table:table-cell>
          <table:table-cell office:value-type="float" office:value="19.87754153293575">
            <text:p>19.87754153293575</text:p>
          </table:table-cell>
        </table:table-row>
        <table:table-row>
          <table:table-cell office:value-type="float" office:value="19.9526">
            <text:p>19.9526</text:p>
          </table:table-cell>
          <table:table-cell office:value-type="float" office:value="1518.3744544988374">
            <text:p>1518.3744544988374</text:p>
          </table:table-cell>
          <table:table-cell office:value-type="float" office:value="39.32741947824078">
            <text:p>39.32741947824078</text:p>
          </table:table-cell>
        </table:table-row>
        <table:table-row>
          <table:table-cell office:value-type="float" office:value="25.1189">
            <text:p>25.1189</text:p>
          </table:table-cell>
          <table:table-cell office:value-type="float" office:value="1608.4008676343924">
            <text:p>1608.4008676343924</text:p>
          </table:table-cell>
          <table:table-cell office:value-type="float" office:value="18.66597925202637">
            <text:p>18.66597925202637</text:p>
          </table:table-cell>
        </table:table-row>
        <table:table-row>
          <table:table-cell office:value-type="float" office:value="31.6228">
            <text:p>31.6228</text:p>
          </table:table-cell>
          <table:table-cell office:value-type="float" office:value="1673.807994523058">
            <text:p>1673.807994523058</text:p>
          </table:table-cell>
          <table:table-cell office:value-type="float" office:value="20.11717920003935">
            <text:p>20.11717920003935</text:p>
          </table:table-cell>
        </table:table-row>
        <table:table-row>
          <table:table-cell office:value-type="float" office:value="39.8107">
            <text:p>39.8107</text:p>
          </table:table-cell>
          <table:table-cell office:value-type="float" office:value="1746.9828496194975">
            <text:p>1746.9828496194975</text:p>
          </table:table-cell>
          <table:table-cell office:value-type="float" office:value="25.35281451686731">
            <text:p>25.35281451686731</text:p>
          </table:table-cell>
        </table:table-row>
        <table:table-row>
          <table:table-cell office:value-type="float" office:value="50.1187">
            <text:p>50.1187</text:p>
          </table:table-cell>
          <table:table-cell office:value-type="float" office:value="1887.474080760006">
            <text:p>1887.474080760006</text:p>
          </table:table-cell>
          <table:table-cell office:value-type="float" office:value="25.20272568850468">
            <text:p>25.20272568850468</text:p>
          </table:table-cell>
        </table:table-row>
        <table:table-row>
          <table:table-cell office:value-type="float" office:value="63.0957">
            <text:p>63.0957</text:p>
          </table:table-cell>
          <table:table-cell office:value-type="float" office:value="2024.5280851047132">
            <text:p>2024.5280851047132</text:p>
          </table:table-cell>
          <table:table-cell office:value-type="float" office:value="25.24545552557142">
            <text:p>25.24545552557142</text:p>
          </table:table-cell>
        </table:table-row>
        <table:table-row>
          <table:table-cell office:value-type="float" office:value="79.4328">
            <text:p>79.4328</text:p>
          </table:table-cell>
          <table:table-cell office:value-type="float" office:value="2260.065840120111">
            <text:p>2260.065840120111</text:p>
          </table:table-cell>
          <table:table-cell office:value-type="float" office:value="26.180836762320542">
            <text:p>26.180836762320542</text:p>
          </table:table-cell>
        </table:table-row>
        <table:table-row>
          <table:table-cell office:value-type="float" office:value="100.0">
            <text:p>100.0</text:p>
          </table:table-cell>
          <table:table-cell office:value-type="float" office:value="2503.931145316655">
            <text:p>2503.931145316655</text:p>
          </table:table-cell>
          <table:table-cell office:value-type="float" office:value="22.67655939320719">
            <text:p>22.676559393207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